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65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39in"/>
    </style:style>
    <style:style style:name="co5" style:family="table-column">
      <style:table-column-properties fo:break-before="auto" style:column-width="1.7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.139in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6" style:family="table-cell" style:parent-style-name="Default" style:data-style-name="N99">
      <style:table-cell-properties style:text-align-source="fix" style:repeat-content="false" fo:border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99"/>
    <style:style style:name="ce8" style:family="table-cell" style:parent-style-name="Default" style:data-style-name="N99">
      <style:table-cell-properties fo:border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Default"/>
        <table:table-column table:style-name="co4" table:default-cell-style-name="ce6"/>
        <table:table-column table:style-name="co3" table:default-cell-style-name="Default"/>
        <table:table-column table:style-name="co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DATASET</text:p>
          </table:table-cell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/>
          <table:table-cell table:style-name="ce1" office:value-type="string">
            <text:p>David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itle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escription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subject_existing_keywords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rights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hemes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office:value-type="string">
            <text:p>lastUpload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scale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dataset_owner</text:p>
          </table:table-cell>
          <table:table-cell office:value-type="boolean" office:boolean-value="true">
            <text:p>TRUE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processor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2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temporal_coverage</text:p>
          </table:table-cell>
          <table:table-cell office:value-type="boolean" office:boolean-value="true">
            <text:p>TRUE</text:p>
          </table:table-cell>
          <table:table-cell/>
          <table:table-cell table:style-name="ce7" office:value-type="boolean" office:boolean-value="true">
            <text:p>TRUE</text:p>
          </table:table-cell>
          <table:table-cell/>
          <table:table-cell office:value-type="string">
            <text:p>fix exported data (see log)</text:p>
          </table:table-cell>
          <table:table-cell table:number-columns-repeated="250"/>
        </table:table-row>
        <table:table-row table:style-name="ro1">
          <table:table-cell office:value-type="string">
            <text:p>geographic_coverage</text:p>
          </table:table-cell>
          <table:table-cell office:value-type="boolean" office:boolean-value="true">
            <text:p>TRUE</text:p>
          </table:table-cell>
          <table:table-cell/>
          <table:table-cell table:style-name="ce7" office:value-type="boolean" office:boolean-value="true">
            <text:p>TRUE</text:p>
          </table:table-cell>
          <table:table-cell/>
          <table:table-cell office:value-type="string">
            <text:p>export data</text:p>
          </table:table-cell>
          <table:table-cell table:number-columns-repeated="250"/>
        </table:table-row>
        <table:table-row table:style-name="ro1">
          <table:table-cell office:value-type="string">
            <text:p>disclaimer</text:p>
          </table:table-cell>
          <table:table-cell office:value-type="boolean" office:boolean-value="false">
            <text:p>FALSE</text:p>
          </table:table-cell>
          <table:table-cell/>
          <table:table-cell table:style-name="ce13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eea_mpcode</text:p>
          </table:table-cell>
          <table:table-cell office:value-type="boolean" office:boolean-value="true">
            <text:p>TRUE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eea_mpyear</text:p>
          </table:table-cell>
          <table:table-cell office:value-type="boolean" office:boolean-value="true">
            <text:p>TRUE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contact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2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geoAccuracy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3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source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4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reference_system</text:p>
          </table:table-cell>
          <table:table-cell office:value-type="boolean" office:boolean-value="false">
            <text:p>FALSE</text:p>
          </table:table-cell>
          <table:table-cell table:style-name="ce10"/>
          <table:table-cell table:style-name="ce7" office:value-type="boolean" office:boolean-value="5">
            <text:p>TRUE</text:p>
          </table:table-cell>
          <table:table-cell table:style-name="ce10" table:number-columns-repeated="252"/>
        </table:table-row>
        <table:table-row table:style-name="ro1">
          <table:table-cell office:value-type="string">
            <text:p>moreInfo</text:p>
          </table:table-cell>
          <table:table-cell office:value-type="boolean" office:boolean-value="false">
            <text:p>FALSE</text:p>
          </table:table-cell>
          <table:table-cell/>
          <table:table-cell table:style-name="ce13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methodology</text:p>
          </table:table-cell>
          <table:table-cell office:value-type="boolean" office:boolean-value="false">
            <text:p>FALSE</text:p>
          </table:table-cell>
          <table:table-cell/>
          <table:table-cell table:style-name="ce13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units</text:p>
          </table:table-cell>
          <table:table-cell office:value-type="boolean" office:boolean-value="false">
            <text:p>FALSE</text:p>
          </table:table-cell>
          <table:table-cell/>
          <table:table-cell table:style-name="ce13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ORGANISATION</text:p>
          </table:table-cell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itle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escription</text:p>
          </table:table-cell>
          <table:table-cell table:style-name="ce6" office:value-type="string">
            <text:p>default</text:p>
          </table:table-cell>
          <table:table-cell table:style-name="ce12"/>
          <table:table-cell office:value-type="string">
            <text:p>default</text:p>
          </table:table-cell>
          <table:table-cell table:style-name="ce14" table:number-columns-repeated="252"/>
        </table:table-row>
        <table:table-row table:style-name="ro1">
          <table:table-cell office:value-type="string">
            <text:p>organisationUrl</text:p>
          </table:table-cell>
          <table:table-cell table:style-name="ce8" office:value-type="boolean" office:boolean-value="true">
            <text:p>TRUE</text:p>
          </table:table-cell>
          <table:table-cell/>
          <table:table-cell table:style-name="ce7" office:value-type="boolean" office:boolean-value="false">
            <text:p>FALSE</text:p>
          </table:table-cell>
          <table:table-cell/>
          <table:table-cell office:value-type="string">
            <text:p>update values (Antonio)</text:p>
          </table:table-cell>
          <table:table-cell table:number-columns-repeated="250"/>
        </table:table-row>
        <table:table-row table:style-name="ro1">
          <table:table-cell office:value-type="string">
            <text:p>location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data_policy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DATATABLE</text:p>
          </table:table-cell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itle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escription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office:value-type="string">
            <text:p>records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252"/>
        </table:table-row>
        <table:table-row table:style-name="ro1">
          <table:table-cell office:value-type="string">
            <text:p>category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DATAFILE</text:p>
          </table:table-cell>
          <table:table-cell table:style-name="Default"/>
          <table:table-cell/>
          <table:table-cell table:style-name="ce7" office:value-type="boolean" office:boolean-value="true">
            <text:p>TRUE</text:p>
          </table:table-cell>
          <table:table-cell/>
          <table:table-cell office:value-type="string">
            <text:p>DATAFILE content type is entirely language independent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itle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escription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filename</text:p>
          </table:table-cell>
          <table:table-cell table:style-name="ce6"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filesize</text:p>
          </table:table-cell>
          <table:table-cell table:style-name="ce6"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download_url</text:p>
          </table:table-cell>
          <table:table-cell table:style-name="ce6"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export table definitions</text:p>
          </table:table-cell>
          <table:table-cell table:number-columns-repeated="25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export all relations</text:p>
          </table:table-cell>
          <table:table-cell table:number-columns-repeated="25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description and themes to be mandatory</text:p>
          </table:table-cell>
          <table:table-cell table:number-columns-repeated="25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03/31/2009</text:date>, <text:time>14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Antonio Marinis</dc:creator>
    <dc:date>2009-03-31T14:27:31</dc:date>
    <meta:editing-cycles>42</meta:editing-cycles>
    <meta:editing-duration>PT1H1M41S</meta:editing-duration>
    <meta:user-defined meta:name="Info 1"/>
    <meta:user-defined meta:name="Info 2"/>
    <meta:user-defined meta:name="Info 3"/>
    <meta:user-defined meta:name="Info 4"/>
    <meta:document-statistic meta:table-count="3" meta:cell-count="146"/>
  </office:meta>
</office:document-meta>
</file>